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5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</style:style>
    <style:style style:name="T1" style:family="text">
      <style:text-properties fo:language="pt" fo:country="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Nimbus Roman No9 L1"/>
    </style:style>
    <text:list-style style:name="L1">
      <text:list-level-style-bullet text:level="1" text:style-name="Bullet_20_Symbols" style:num-suffix="." text:bullet-char="●">
        <style:list-level-properties text:space-before="1.37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64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91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18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72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99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26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53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80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24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19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89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59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29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599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69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39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0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79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1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4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24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19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89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59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29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599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69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39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0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79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1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4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><text:toc-mark-start text:id="IMark160359756" text:outline-level="2"/>2.1 Requisitos<text:toc-mark-end text:id="IMark160359756"/></text:p>
      <text:p text:style-name="P12"/>
      <text:p text:style-name="P13"><text:s/><text:tab/>Segundo o Swebok (2004), <text:span text:style-name="T1">um requisito de software é uma propriedade que deve ser exibida, a fim de resolver algum problema no mundo real. O Guia refere-se a requisitos de "software", porque é preocupado com os problemas a serem tratados pelo software. A seguir veremos os tipos e alguns exemplos de cada tipo.</text:span></text:p>
      <text:p text:style-name="P2"/>
      <text:p text:style-name="P12"><text:toc-mark-start text:id="IMark160361868" text:outline-level="3"/>2.1.1 Tipos de Requisitos<text:toc-mark-end text:id="IMark160361868"/></text:p>
      <text:p text:style-name="P12"/>
      <text:p text:style-name="P12"><text:tab/><text:span text:style-name="T2">Os tipos de requisitos que são considerados na literatura de engenharia de software são os requisitos: funcionais, não-funcionais, e de domínio. </text:span></text:p>
      <text:p text:style-name="P2"><text:tab/>Os requisitos funcionais são aqueles que representam o que o software deve fazer. São exemplos de requisitos funcionais, (ÁVILA; SPÍNOLA, 2007):</text:p>
      <text:list text:style-name="L1">
        <text:list-item>
          <text:p text:style-name="P3">O software deve permitir o cadastro de clientes;</text:p>
        </text:list-item>
        <text:list-item>
          <text:p text:style-name="P3">O software deve permitir a geração de relatórios sobre o desempenho de vendas no semestre;</text:p>
        </text:list-item>
        <text:list-item>
          <text:p text:style-name="P3"><text:s/>O software deve permitir o pagamento das compras através de cartão de crédito;</text:p>
        </text:list-item>
      </text:list>
      <text:p text:style-name="P2"><text:tab/></text:p>
      <text:p text:style-name="P2"><text:tab/>Os requisitos não-funcionais dizem respeito à qualidade com que o software desempenha suas funcionalidades. Esses requisitos colocam restrições no sistema, ou seja expressam condições que o software deve atender. Spínola e Ávila citam exemplos:</text:p>
      <text:list text:style-name="L4">
        <text:list-item>
          <text:p text:style-name="P6">“O software deve ser compatível com os browsers IE (versão 5.0 ou superior) e firefox(1.0 ou superior)”;</text:p>
        </text:list-item>
        <text:list-item>
          <text:p text:style-name="P6"><text:s/>“o software deve garantir que o tempo de retorno das consultas não seja maior que 5 segundos”;</text:p>
          <text:p text:style-name="P6"/>
        </text:list-item>
      </text:list>
      <text:p text:style-name="P2"><text:soft-page-break/><text:tab/>Já os de domínio têm origem no domínio da aplicação. Descrevem as características da aplicação e qualidades que expressão o domínio. Podem, segundo Ávila e Spínola, ser requisitos funcionais novos, restrições sobre requisitos, ou computações especificas. Exemplos: </text:p>
      <text:p text:style-name="P2"/>
      <text:list text:style-name="L5">
        <text:list-item>
          <text:p text:style-name="P9">“O cálculo da média final <text:s/>de cada aluno é dado pela formula: (Nota1 *2 + Nota2 * 3) / 5”;</text:p>
        </text:list-item>
        <text:list-item>
          <text:p text:style-name="P9">“Um aluno pode se matricular em uma disciplina desde que ele tenha sido aprovado nas disciplinas consideradas pré-requisitos”; </text:p>
          <text:p text:style-name="P9"/>
        </text:list-item>
      </text:list>
      <text:p text:style-name="P1"><text:span text:style-name="T3"><text:tab/>O projeto que não atende aos requisitos dos clientes e aos requisitos de processo</text:span><text:span text:style-name="T3"><office:annotation><dc:date>2011-01-09T00:00:00</dc:date><text:p>definir claramente o que são requisitos de clientes e requisitos de processos</text:p></office:annotation></text:span><text:span text:style-name="T3"> muito provavelmente irá fracassar. Existem muitos desafios quando se trata de requisito, portanto é necessário que haja uma abordagem sistemática dos requisitos para que se diminua os riscos que os requisitos representam.</text:span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2:02:11</meta:creation-date>
    <dc:date>2011-01-12T12:03:13</dc:date>
    <meta:editing-cycles>1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328" meta:character-count="2092"/>
  </office:meta>
</office:document-meta>
</file>